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s particularités des l'offre commerciale électronique</text:h>
      <text:p text:style-name="Standard">Q1. Le commerce électronique peux être assimilé à une vente à distance <text:s/>car elle propose et assure à distance et sans la présence physique des parties la fourniture de biens ou de services grâce, exclusivement, à une ou plusieurs techniques de communication à distance.</text:p>
      <text:p text:style-name="Standard"/>
      <text:p text:style-name="Standard">Q2. L'offre électronique peux se définir comme une offre classique, avec la volonté explicite de contracter de l'une des parties. Cette offre doit être effectuée sur le réseau pour être qualifié d'électronique.</text:p>
      <text:p text:style-name="Standard"/>
      <text:p text:style-name="Standard">Q3. Les particularités de l'offre commerciale électronique :</text:p>
      <text:list xml:id="list37658256340226535" text:style-name="L1">
        <text:list-item>
          <text:p text:style-name="P1">Exécuté par voie électronique :</text:p>
          <text:list>
            <text:list-item>
              <text:p text:style-name="P1">Téléphone</text:p>
            </text:list-item>
            <text:list-item>
              <text:p text:style-name="P1">Telex</text:p>
            </text:list-item>
            <text:list-item>
              <text:p text:style-name="P1">Fax</text:p>
            </text:list-item>
            <text:list-item>
              <text:p text:style-name="P1">Minitel</text:p>
            </text:list-item>
            <text:list-item>
              <text:p text:style-name="P1">Email</text:p>
            </text:list-item>
            <text:list-item>
              <text:p text:style-name="P1">…</text:p>
            </text:list-item>
          </text:list>
        </text:list-item>
        <text:list-item>
          <text:p text:style-name="P1">Permet l'interdépendance des contrats</text:p>
        </text:list-item>
        <text:list-item>
          <text:p text:style-name="P1">La Commission nationale de l'informatique et des libertéss et la Direction générale de la concurrence et de la répression des fraudes ignorent totalement toute notion de frontière dans les contrats</text:p>
          <text:list>
            <text:list-item>
              <text:p text:style-name="P1">Frontière entre le consommateur et le professionnel (Ebay, …)</text:p>
            </text:list-item>
          </text:list>
        </text:list-item>
      </text:list>
      <text:p text:style-name="Standard">Ce type de contrat entraine des difficultés, comme par exemple :</text:p>
      <text:list xml:id="list1781946631417403900" text:style-name="L2">
        <text:list-item>
          <text:p text:style-name="P2">L'impossibilité de déterminer qui, du consommateur ou du professionnel, à pris l'initiative de la relation contractuelle</text:p>
        </text:list-item>
        <text:list-item>
          <text:p text:style-name="P2">L'impossibilité de distinguer le consommateur du professionnel dans les contrats de vente de bien (Ebay, …)</text:p>
        </text:list-item>
        <text:list-item>
          <text:p text:style-name="P2">Il pose des problème pour déterminer le moment et le lieu de formation du contrat</text:p>
        </text:list-item>
      </text:list>
      <text:p text:style-name="Standard">Les instrument juridiques restent souvent inadaptés à l'Internet, de plus le réseau lui même ne se laisse pas enfermer dans aucun cadre réducteur.</text:p>
      <text:p text:style-name="Standard"/>
      <text:p text:style-name="Standard">Q4. Une protection spécifique du consommateur est une nécessitée car le chiffre d'affaire de la vente en ligne à augmenté de 22% en 2013 et représente presque 40 milliards d'euros. Elle concerne 31 millions de cyber acheteurs et plus de 100 000 sites marchands actifs en France. </text:p>
      <text:p text:style-name="Standard">Quand on sait que de nombreux particuliers tirent tout ou une partie de leurs revenus du web, la nécessité de la protection deviens évidente.</text:p>
      <text:p text:style-name="Standard"/>
      <text:p text:style-name="Standard">Q5. La loi du 21 juin 2004 a posé les bases de la protection du consommateur afin de favoriser la confiance dans l'économie numérique.</text:p>
      <text:p text:style-name="Standard">En France, l'article L. 121-20-1 du Code de la consommation, modifié par la loi (Chatel) du 3 janvier 2008, permet une rétractation du consommateur en cas de non respect de la date limite de livraison sous un délai de 30 jours.</text:p>
      <text:p text:style-name="Standard">La directive européenne du 8 juin 2000 fait partit d'un large mouvement d’harmonisation du droit communautaire initié par les directive :</text:p>
      <text:list xml:id="list4982839139058149662" text:style-name="L3">
        <text:list-item>
          <text:p text:style-name="P3">24 octobre 1995 relative à la protection des personnes physiques à l'égard du traitement des données à caractères personnel</text:p>
        </text:list-item>
        <text:list-item>
          <text:p text:style-name="P3">6 août 2004 relative à la libre circulation des données en France</text:p>
        </text:list-item>
      </text:list>
      <text:p text:style-name="Standard">Ces directives ne résolvent pas tous les problèmes car les Etats membres de l'Union conservent le choix de leurs modalités d’exéc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06T09:52:02</meta:creation-date>
    <dc:date>2015-02-06T11:54:37</dc:date>
    <meta:editing-duration>PT28M55S</meta:editing-duration>
    <meta:editing-cycles>6</meta:editing-cycles>
    <meta:generator>OpenOffice/4.1.1$Unix OpenOffice.org_project/411m6$Build-9775</meta:generator>
    <meta:document-statistic meta:table-count="0" meta:image-count="0" meta:object-count="0" meta:page-count="1" meta:paragraph-count="27" meta:word-count="449" meta:character-count="2724"/>
  </office:meta>
</office:document-meta>
</file>